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d2969" officeooo:paragraph-rsid="001d2969" style:text-blinking="false" fo:background-color="transparent"/>
    </style:style>
    <style:style style:name="P3"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a565a" officeooo:paragraph-rsid="002a565a" style:text-blinking="false" fo:background-color="transparent"/>
    </style:style>
    <style:style style:name="P4" style:family="paragraph" style:parent-style-name="Standard">
      <style:text-properties fo:text-shadow="none" officeooo:rsid="002cbcb9" officeooo:paragraph-rsid="002cbcb9"/>
    </style:style>
    <style:style style:name="P5"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a565a" officeooo:paragraph-rsid="002a565a" style:text-blinking="false" fo:background-color="transparent"/>
    </style:style>
    <style:style style:name="P6" style:family="paragraph" style:parent-style-name="Text_20_body">
      <style:text-properties officeooo:paragraph-rsid="002e9454"/>
    </style:style>
    <style:style style:name="P7" style:family="paragraph" style:parent-style-name="Text_20_body">
      <style:text-properties officeooo:rsid="00306fd4" officeooo:paragraph-rsid="00306fd4"/>
    </style:style>
    <style:style style:name="P8" style:family="paragraph" style:parent-style-name="Text_20_body">
      <style:text-properties officeooo:paragraph-rsid="00306fd4"/>
    </style:style>
    <style:style style:name="P9" style:family="paragraph" style:parent-style-name="Text_20_body">
      <style:text-properties officeooo:rsid="0031e26b" officeooo:paragraph-rsid="0031e26b"/>
    </style:style>
    <style:style style:name="P10" style:family="paragraph" style:parent-style-name="Text_20_body">
      <style:text-properties officeooo:rsid="00332756" officeooo:paragraph-rsid="00332756"/>
    </style:style>
    <style:style style:name="P11" style:family="paragraph" style:parent-style-name="Text_20_body">
      <style:text-properties officeooo:rsid="0033bc77" officeooo:paragraph-rsid="00332756"/>
    </style:style>
    <style:style style:name="P12" style:family="paragraph" style:parent-style-name="Text_20_body">
      <style:text-properties officeooo:rsid="0033bc77" officeooo:paragraph-rsid="0033bc77"/>
    </style:style>
    <style:style style:name="T1" style:family="text">
      <style:text-properties officeooo:rsid="002e9454"/>
    </style:style>
    <style:style style:name="T2" style:family="text">
      <style:text-properties officeooo:rsid="00306fd4"/>
    </style:style>
    <style:style style:name="T3" style:family="text">
      <style:text-properties style:text-position="super 58%"/>
    </style:style>
    <style:style style:name="T4" style:family="text">
      <style:text-properties style:text-position="0% 100%"/>
    </style:style>
    <style:style style:name="T5" style:family="text">
      <style:text-properties officeooo:rsid="00332756"/>
    </style:style>
    <style:style style:name="T6" style:family="text">
      <style:text-properties officeooo:rsid="0033bc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Cities do not make profit usally. City cannot make a profit. City code needs change</text:p>
      <text:p text:style-name="P3">cities cannot manage parking because parking is to low cost</text:p>
      <text:p text:style-name="P3"/>
      <text:p text:style-name="P3"/>
      <text:p text:style-name="P3">paid parking created and only exists to manage parking.</text:p>
      <text:p text:style-name="P3"/>
      <text:p text:style-name="P3">Practical politicaly. Residence can like it</text:p>
      <text:p text:style-name="P3"/>
      <text:p text:style-name="P3">pasadina did this with great results</text:p>
      <text:p text:style-name="P3">need data</text:p>
      <text:p text:style-name="P3">economic recovery</text:p>
      <text:p text:style-name="P3"/>
      <text:p text:style-name="P3">san diago set up each with own commissions, they have to ask the city, residence and buisness owners can</text:p>
      <text:p text:style-name="P2">Kinda does not work in sandiago because people don't want paid parking</text:p>
      <text:p text:style-name="Text_20_body"/>
      <text:p text:style-name="P1">midd</text:p>
      <text:p text:style-name="Text_20_body"/>
      <text:p text:style-name="P1">Commission has talked about it in 2023</text:p>
      <text:p text:style-name="P1">Planner ryan dodge who seamed favorable to it</text:p>
      <text:p text:style-name="Text_20_body"/>
      <text:p text:style-name="P1">A video exists from strong towns</text:p>
      <text:p text:style-name="Text_20_body"/>
      <text:p text:style-name="P1">Caity Maple talked Sept or August</text:p>
      <text:p text:style-name="P1">Again recently jan, very on board</text:p>
      <text:p text:style-name="P1">It will be on the law and legistlation meeting by caity</text:p>
      <text:p text:style-name="Text_20_body"/>
      <text:p text:style-name="P1">Dov kaiden on comission for Caity Maple</text:p>
      <text:p text:style-name="Text_20_body"/>
      <text:p text:style-name="P1">Plucubalm okay with it read parking book but doesn't follow through</text:p>
      <text:p text:style-name="Text_20_body"/>
      <text:p text:style-name="P1"><text:soft-page-break/>Need meetings with other council members</text:p>
      <text:p text:style-name="Text_20_body"/>
      <text:p text:style-name="P1">Profile for councilmenbers</text:p>
      <text:p text:style-name="Text_20_body"/>
      <text:p text:style-name="P1">Where at? </text:p>
      <text:p text:style-name="P1">Med center</text:p>
      <text:p text:style-name="P1">Guerentees parking for residence, money goes directly to neighborror hood improvements</text:p>
      <text:p text:style-name="P1">Free parking with guest parking for residence</text:p>
      <text:p text:style-name="P1">Take care of trees, </text:p>
      <text:p text:style-name="Text_20_body"/>
      <text:p text:style-name="P1">Limitations on what it can be used for</text:p>
      <text:p text:style-name="Text_20_body"/>
      <text:p text:style-name="P1">Same as prarking permit but now money goes to residence for med center</text:p>
      <text:p text:style-name="Text_20_body"/>
      <text:p text:style-name="P1">Right now paid parking is just paiding to exist</text:p>
      <text:p text:style-name="Text_20_body"/>
      <text:p text:style-name="P1">How realistic are logistics</text:p>
      <text:p text:style-name="P1">Kiosk, and app</text:p>
      <text:p text:style-name="Text_20_body"/>
      <text:p text:style-name="P1">Boundry all central city, East sac, river district, oak park, maybe Tahoe park</text:p>
      <text:p text:style-name="Text_20_body"/>
      <text:p text:style-name="P1">Apply for it</text:p>
      <text:p text:style-name="Text_20_body"/>
      <text:p text:style-name="P1">Also stops people from cruising </text:p>
      <text:p text:style-name="P1">Faster turnover </text:p>
      <text:p text:style-name="Text_20_body"/>
      <text:p text:style-name="P1">Pushes people to get rid of cars in areas</text:p>
      <text:p text:style-name="Text_20_body"/>
      <text:p text:style-name="P1">Improve bus shelters</text:p>
      <text:p text:style-name="P1">Better world we would just add more transit and people would use it but we don't live in that world</text:p>
      <text:p text:style-name="Text_20_body"/>
      <text:p text:style-name="P1">Just paying for maintanec of metters, parking drivers, not for city</text:p>
      <text:p text:style-name="Text_20_body"/>
      <text:p text:style-name="P1"><text:soft-page-break/>Next steps</text:p>
      <text:p text:style-name="P1">Things don't need to happen fast, go in front of law and legislation, don't need all answers to get it legal. </text:p>
      <text:p text:style-name="P1">Talk to dov, or ryan</text:p>
      <text:p text:style-name="P1">Talk with public works</text:p>
      <text:p text:style-name="Text_20_body"/>
      <text:p text:style-name="P1">Look into thing in river district</text:p>
      <text:p text:style-name="Text_20_body"/>
      <text:p text:style-name="P1">A month to do all things</text:p>
      <text:p text:style-name="Text_20_body"/>
      <text:p text:style-name="P1">Study to change code maybe? Hopefully not</text:p>
      <text:p text:style-name="Text_20_body"/>
      <text:p text:style-name="P1">Talk to OPNA, show demand? </text:p>
      <text:p text:style-name="Text_20_body"/>
      <text:p text:style-name="P1">Step one make legal to allow money to be spent in public relm.</text:p>
      <text:p text:style-name="P1">Then next step would be writing code to set up pbd</text:p>
      <text:p text:style-name="Text_20_body"/>
      <text:p text:style-name="P1">Statelaw already allows but city does not yet</text:p>
      <text:p text:style-name="Text_20_body"/>
      <text:p text:style-name="P1">Google doc</text:p>
      <text:p text:style-name="Text_20_body"/>
      <text:p text:style-name="P1">Research on other cities</text:p>
      <text:p text:style-name="Text_20_body"/>
      <text:p text:style-name="P1">Parking reform network</text:p>
      <text:p text:style-name="P1">National org that does research on parking</text:p>
      <text:p text:style-name="P1">Lots of data</text:p>
      <text:p text:style-name="P1">Pbd toolkit send to OPNA??</text:p>
      <text:p text:style-name="P1">Reach out to them</text:p>
      <text:p text:style-name="Text_20_body"/>
      <text:p text:style-name="P1">20 in USA</text:p>
      <text:p text:style-name="P1">Rest of the world?</text:p>
      <text:p text:style-name="Text_20_body"/>
      <text:p text:style-name="P1">What is the solution for parking??</text:p>
      <text:p text:style-name="P1">Take problems and how this can solve them</text:p>
      <text:p text:style-name="Text_20_body"><text:soft-page-break/></text:p>
      <text:p text:style-name="P1">Write parking guide for oak park</text:p>
      <text:p text:style-name="P1">Help with conversation and make it focused around real solutions that work and not reactionary </text:p>
      <text:p text:style-name="Text_20_body"/>
      <text:p text:style-name="P1">Who is in charge of parking at the city</text:p>
      <text:p text:style-name="Text_20_body"/>
      <text:p text:style-name="Text_20_body"/>
      <text:p text:style-name="Text_20_body"/>
      <text:p text:style-name="P6"><text:span text:style-name="T1">main points I guess</text:span></text:p>
      <text:p text:style-name="P6"><text:span text:style-name="T1">Sacramento is getting denser and that can have positives</text:span></text:p>
      <text:p text:style-name="P6"><text:tab/><text:span text:style-name="T1">higher density makes it easier to maintain infrusturcture</text:span></text:p>
      <text:p text:style-name="P6"><text:tab/><text:tab/><text:span text:style-name="T1">more people per sqft of infrustructure</text:span></text:p>
      <text:p text:style-name="P6"><text:tab/><text:span text:style-name="T1">makes it easier for small businesses to exist</text:span></text:p>
      <text:p text:style-name="P6"><text:tab/><text:span text:style-name="T1">more people have hosuing in places people want to live</text:span></text:p>
      <text:p text:style-name="P6"><text:span text:style-name="T1">The main issue is parking and traffic</text:span></text:p>
      <text:p text:style-name="P6"><text:tab/><text:span text:style-name="T1">if we had kept all the parking requirements less housing would be built at a slower and more costly rate</text:span></text:p>
      <text:p text:style-name="P6"><text:tab/><text:span text:style-name="T1">traffic would get significatly worse</text:span></text:p>
      <text:p text:style-name="P6"/>
      <text:p text:style-name="P6"><text:span text:style-name="T1">the reason the city got rid of parking minimums is not to make money off of paid parking, the cites paid parking currently at best covers its own expenses if not is a loss, paid parking does not exit currently to make money for the city it is to manage parking demand</text:span></text:p>
      <text:p text:style-name="P6"><text:span text:style-name="T1">it is not to allow developers to build more so they can make more money. Often the most profitible thing for a developer is to buy cheep land in the county and build shitty houses to sell. Parking mandates mostly just limit small developers, large developers can afford to build parking garages but small developers often cannot afford to build if parking is required because it takens up to much space. Many adus could not be built if they required parking.</text:span></text:p>
      <text:p text:style-name="P6"/>
      <text:p text:style-name="P6"><text:span text:style-name="T1">The reason the city did it is to manage traffic and prking demand and allow more housing to get built. We were failing to build housing because we chose no housing over a house without the required parking amount.</text:span></text:p>
      <text:p text:style-name="P6"/>
      <text:p text:style-name="P6"><text:span text:style-name="T1">How could we solve parking and traffic without making it harder to drive or park. We cannot. The only places that work where everyone drives and there is no traffic is very rural places. Everywhere elses has traffic because cars take up an intense amount of space and cost a lot. </text:span></text:p>
      <text:p text:style-name="P6"><text:soft-page-break/><text:span text:style-name="T1">To do it we would need to either reduce the population, im not going to humor that idea, or start terring down buildings to fit more lanes and more parking. But that is very expensive and would result in a significantly worse hosuing crisis and the need to destroy more wild land by sprawling outward. There is not enough space for everyone in the city to own and regularly drive a car. It is not liagisticly possible unless we are okay with missrable traffic. </text:span></text:p>
      <text:p text:style-name="P6"><text:line-break/><text:span text:style-name="T1">What do we do? We need more transportation altrenatives. But because we live under capitalism we cannot build things without demand. The city is deeply underfunded and even if it was proporly funded it would still struggle to pay to maintain its current infrstructre, cars destroy infrastructure. A sidewalk or bike lane can last up to 100 plus years. Many sidewals on the grid are origional the main thing causing them to need repairs are trees and cars driving over them for driveways. Rail lines can also last simular amounts of time. A road lasts 10 years if we are lucky. A road with heavy fraight even less.</text:span></text:p>
      <text:p text:style-name="P6"/>
      <text:p text:style-name="P6"><text:span text:style-name="T1">So the only real option is to force demand by increasing density and reducing the ease for everyone to drive. In the long run if we had propor transit alternatives driving would be easire than it is today because most people would not be driving. </text:span></text:p>
      <text:p text:style-name="P6"/>
      <text:p text:style-name="P6"><text:span text:style-name="T1">You can only choose two, low density, good infrstructure and services, low taxes</text:span></text:p>
      <text:p text:style-name="P6"><text:span text:style-name="T1">So we could love this by reasing taxes but try to get a tax bill to pass that would cover the cost of infrustructer</text:span></text:p>
      <text:p text:style-name="P6"/>
      <text:p text:style-name="P6"><text:span text:style-name="T1">IN the short run parking may get worse but there are options to allow those who need it to have access but they are nnot what anyone wants to hear. It is paid parking. But the thing people miss is they are currently paying for parking as is. Parking existing is expnesive if you account for what that land could be instead. </text:span></text:p>
      <text:p text:style-name="P6"><text:span text:style-name="T1">You are paying for parking already in the cost of things, the shitty infrastructure, housing costs. </text:span></text:p>
      <text:p text:style-name="P6"/>
      <text:p text:style-name="P6"><text:line-break/><text:line-break/><text:line-break/><text:line-break/></text:p>
      <text:p text:style-name="P6"/>
      <text:p text:style-name="P6"/>
      <text:p text:style-name="P6"/>
      <text:p text:style-name="P6"/>
      <text:p text:style-name="P6"/>
      <text:p text:style-name="P6"><text:soft-page-break/><text:span text:style-name="T1">Why did the city get rid of parking minimums?</text:span></text:p>
      <text:p text:style-name="P6"/>
      <text:p text:style-name="P6"><text:span text:style-name="T1">Not to try and make more money from paid on street parking. Currently parking costs where they exist at best covers its their own expenses. The city cannot make more money on parking than it takes to maintain it. The reason the city implements parking costs, and the reason they were invented in the first place was to manage parking demand.</text:span></text:p>
      <text:p text:style-name="P6"/>
      <text:p text:style-name="P8"><text:span text:style-name="T2">Not to give extra money to developers by allowing them to build more building.</text:span><text:span text:style-name="T1"> Often the most profitable thing for a developer is to b</text:span><text:span text:style-name="T2">uild </text:span><text:span text:style-name="T1">shitty </text:span><text:span text:style-name="T2">single family </text:span><text:span text:style-name="T1">houses to sell </text:span><text:span text:style-name="T2">so they get all the profit upfront and don’t have to maintain the bad infrastructure and housing the built, see crocker village where the community is asking for denser housing but the developer just wants to build single familty homes. Though it does make it much easier and more cost effective to build denser housing not needing parking. Parking takes up a lot of space and to build a parking garage is increadibly expensive so requireing parking just makes it hard for small developers wanting to build a fourplex on a small lot who lagisticly couldn’t if parking was required. We are trainding real housing for theretical parking.</text:span></text:p>
      <text:p text:style-name="P7">If the you needed to provide just 1 parking space per unit at the 33 unit development going in next to hippy tea on broadway you would just have a vacent lot used for equity building and maybe one day you would get a store front but reatale is risky anywere but higher density areas or suburban power centers where only lagre chains can exist. </text:p>
      <text:p text:style-name="P7"/>
      <text:p text:style-name="P9">Again by requiring parking real housing is getting traded for theoretical parking.</text:p>
      <text:p text:style-name="P9"/>
      <text:p text:style-name="P9">The reason the city is got rid of parking minimums was to make building housing easier so we could build more housing where it both desired and the most environmentally friendly, infill.</text:p>
      <text:p text:style-name="P9"/>
      <text:p text:style-name="P9">Okay but where are people supposed to park?</text:p>
      <text:p text:style-name="P9">Two points</text:p>
      <text:p text:style-name="P9">one if parking is added with a new development that guarantees that each parking spot will be filled and create traffic, but at least they wont need to park in my neighboorhood so I still have a spot. But what about the other new development across the city that also has people with cars that are now visiting your neighborhood for what ever reason just like you or the new residence do. Just because the development in your neighboor hood has private parking doesn’t mean that you have increased parking supply. Only when that person is home have you done that. Every time they leave they now need a spot and their home spot is waisted. </text:p>
      <text:p text:style-name="P9">This is why public parking in mixed use areas can be much more efficent than priveate individually owned parking. Because when one perosn leaves to work or shop they open a spot for the person coming into work or shop. This has a name but I don’t know it</text:p>
      <text:p text:style-name="P9"/>
      <text:p text:style-name="P9"><text:soft-page-break/>For example, the area around 34<text:span text:style-name="T3">th</text:span> and broadway can get hard to park in the day but at night it a ghost town. Almost no one is parked. Because no one lives there. So you could add a bunch of housing that would contain people who park on the street but go to work during the day opening that space up for others in the day and it would only cause issues from time to time during larger events. </text:p>
      <text:p text:style-name="P9">Point two if you don’t provide parking, that self selects people who are less likely to have a car or only have one car for between them and their partner. Of course it does not guerentee that and some areas are less likely to allow that when transit alternatives are as bad as they are in sacramento.</text:p>
      <text:p text:style-name="P9"/>
      <text:p text:style-name="P9">Speaking from personal experience as a person who had a car that got used maybe 10 times a year that just sat in my apartments parking space or later on the street, Had I not had as easy access to parking I would have gotten rid of it much sooner opening up one space <text:span text:style-name="T5">for others, I finally did get rid of it when a family member needed a car to use.</text:span></text:p>
      <text:p text:style-name="P9"/>
      <text:p text:style-name="P10">But still where will people park?</text:p>
      <text:p text:style-name="P10">That is the issue… but what is the solution?</text:p>
      <text:p text:style-name="P10">If the city kept parking minimums, less housing would get built so less cars right? But the amount of housing that gets built has no effect on the population. And less housing in the long run means higher rents and worse housing crisis. But say it somehow doesn’t maen that and we house everyone. That sill requires some degree of increasing density and more cars. So parking will get at best as bad as it is right now. Because there are more people driving. So we need more parking lots at destinatinons. But where? Lets remove some buildings. But now we have less destinations and housing so we need to build more housing? But where? More suburban sprall? Okay everything just needs to be spread out more but now everyone has to drive more. So we solved the parking issue by terring down neighborhoods and everyone lives much farther apart than before. But traffic is getting worse and worse? So lets widen the streets and freeways. But there is no more room? So lets tear down more places and bulid more areas on the outside of the city. But the population is still going up so the traffic is getting worse. And increasing lanes statisticly only induces more more people to drive so traffic is significantly worse than it was before and we widen the streets again and it repeats. That is how we got to the situation we are in right now. There is no end other than one day when we get to a population platoue <text:span text:style-name="T6">but will we have any non developet land left? And every street is a highway.</text:span></text:p>
      <text:p text:style-name="P11"/>
      <text:p text:style-name="P12">So it is futile parking just gets worse. Well yes. But the choice we have is do we want that in the short run or in the long run. By reducing parking minimums and densifying neighborhoods you create a larger and more sustainable tax base over time that also creates a demand for transit alternatives that can then get properly funded. Every person that takes the bus reduces traffic by one car and parking at the destination by one. Every one that doesn’t drive reduces the wear on infrustructer. </text:p>
      <text:p text:style-name="P12"/>
      <text:p text:style-name="P12">So what do we do in the mean time?</text:p>
      <text:p text:style-name="P12"><text:soft-page-break/>There are some solutions that can help but you have to hear me out. In an ideal world the solution to parking and traffic is just adding transit and improving the ability to walk and bike. But again we don’ t have the money. So the city is going to have to face some parking issues until it does get built but again the alternative is worse parking and traffic forever.</text:p>
      <text:p text:style-name="P12">One solution is paid parking, I know I know, it sounds awful. No one wants to pay for parking, but we already are. Just not directly, parking costs show up in the city not being able to maintain its infrastructure. Housing and goods costing more. </text:p>
      <text:p text:style-name="P12">But still I don’t want to pay. Well here is the solution. It is called a parking permit district.</text:p>
      <text:p text:style-name="P12">I don’t think they are the be all end all or even the perfect solution but after a lot of time spent looking into this I think this is the best option. </text:p>
      <text:p text:style-name="P12">What they are is setting up sections of the city on a neieghborhood or block by block sections that have require parking permits for residents, with guest passes of course, but paid parking for non residents that is then required to be used for infrastructure improvements in the given area.</text:p>
      <text:p text:style-name="P12">If parking value is set correctly then theretictly there should alwayse be enough parking. You can tell if parking is the correct price by this. If it is too low then parking will be crowded and people will be looping the block to find a space. If it is to high then there will be more than a couple parking spaces on any given block at any given time.</text:p>
      <text:p text:style-name="P12">But will this mean than less people will be parking, say this is done next to my buisness. Often no, it will reduce the amount of cars driving into the area, but that is the only way to manage parking. But that does not mean that less people will be shopping, In other cities that have done this it has resulted in more people taking transit, walking, biking and carpooling. It also lead to faster turnover for those driving. Leading to more cars able to park per unit of time. Also often the infrastructure improvements can lead to more people wanting to come to the area.</text:p>
      <text:p text:style-name="P12"/>
      <text:p text:style-name="P12"/>
      <text:p text:style-name="P12"/>
      <text:p text:style-name="P12">But here</text:p>
      <text:p text:style-name="P6"/>
      <text:p text:style-name="P6"><text:span text:style-name="T1">The reason the city did it is to manage traffic and prking demand and allow more housing to get built. We were failing to build housing because we chose no housing over a house without the required parking amou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9:36:04.810987619</meta:creation-date>
    <dc:date>2026-02-22T16:46:24.772594181</dc:date>
    <meta:editing-duration>P4DT20H47M29S</meta:editing-duration>
    <meta:editing-cycles>7</meta:editing-cycles>
    <meta:generator>LibreOffice/24.2.7.2$Linux_X86_64 LibreOffice_project/420$Build-2</meta:generator>
    <meta:document-statistic meta:table-count="0" meta:image-count="0" meta:object-count="0" meta:page-count="8" meta:paragraph-count="111" meta:word-count="2621" meta:character-count="14294" meta:non-whitespace-character-count="11753"/>
  </office:meta>
</office:document-meta>
</file>